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fo:break-before="page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895cm" style:rel-column-width="29484*"/>
    </style:style>
    <style:style style:name="Tabla3.B" style:family="table-column">
      <style:table-column-properties style:column-width="2.004cm" style:rel-column-width="12070*"/>
    </style:style>
    <style:style style:name="Tabla3.C" style:family="table-column">
      <style:table-column-properties style:column-width="2.002cm" style:rel-column-width="12059*"/>
    </style:style>
    <style:style style:name="Tabla3.D" style:family="table-column">
      <style:table-column-properties style:column-width="1.979cm" style:rel-column-width="11922*"/>
    </style:style>
    <style:style style:name="Tabla3.1" style:family="table-row">
      <style:table-row-properties style:min-row-height="0.011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3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A3" style:family="table-cell">
      <style:table-cell-properties fo:padding="0.097cm" fo:border-left="0.05pt solid #000000" fo:border-right="0.05pt solid #000000" fo:border-top="none" fo:border-bottom="none"/>
    </style:style>
    <style:style style:name="Tabla3.4" style:family="table-row">
      <style:table-row-properties style:min-row-height="0.011cm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5" style:family="table-row">
      <style:table-row-properties style:min-row-height="0.011cm"/>
    </style:style>
    <style:style style:name="Tabla3.A5" style:family="table-cell">
      <style:table-cell-properties fo:padding="0.097cm" fo:border-left="0.05pt solid #000000" fo:border-right="0.05pt solid #000000" fo:border-top="none" fo:border-bottom="none"/>
    </style:style>
    <style:style style:name="Tabla3.6" style:family="table-row">
      <style:table-row-properties style:min-row-height="0.011cm"/>
    </style:style>
    <style:style style:name="Tabla3.A6" style:family="table-cell">
      <style:table-cell-properties fo:padding="0.097cm" fo:border-left="0.05pt solid #000000" fo:border-right="0.05pt solid #000000" fo:border-top="none" fo:border-bottom="none"/>
    </style:style>
    <style:style style:name="Tabla3.7" style:family="table-row">
      <style:table-row-properties style:min-row-height="0.011cm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8" style:family="table-row">
      <style:table-row-properties style:min-row-height="0.011cm"/>
    </style:style>
    <style:style style:name="Tabla3.A8" style:family="table-cell">
      <style:table-cell-properties fo:padding="0.097cm" fo:border-left="0.05pt solid #000000" fo:border-right="0.05pt solid #000000" fo:border-top="none" fo:border-bottom="none"/>
    </style:style>
    <style:style style:name="Tabla3.9" style:family="table-row">
      <style:table-row-properties style:min-row-height="0.011cm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0.88c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498cm" style:rel-column-width="27093*"/>
    </style:style>
    <style:style style:name="Tabla8.B" style:family="table-column">
      <style:table-column-properties style:column-width="0.397cm" style:rel-column-width="2390*"/>
    </style:style>
    <style:style style:name="Tabla8.C" style:family="table-column">
      <style:table-column-properties style:column-width="2.004cm" style:rel-column-width="12070*"/>
    </style:style>
    <style:style style:name="Tabla8.D" style:family="table-column">
      <style:table-column-properties style:column-width="2.002cm" style:rel-column-width="12059*"/>
    </style:style>
    <style:style style:name="Tabla8.E" style:family="table-column">
      <style:table-column-properties style:column-width="1.979cm" style:rel-column-width="11923*"/>
    </style:style>
    <style:style style:name="Tabla8.1" style:family="table-row">
      <style:table-row-properties style:min-row-height="0.011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8.E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a8.A4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8.E4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C6" style:family="table-cell">
      <style:table-cell-properties style:vertical-align="" fo:background-color="#eeeeee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8.E6" style:family="table-cell">
      <style:table-cell-properties style:vertical-align="" fo:background-color="#eeeeee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5cm" style:rel-column-width="18568*"/>
    </style:style>
    <style:style style:name="Tabla4.B" style:family="table-column">
      <style:table-column-properties style:column-width="0.385cm" style:rel-column-width="3267*"/>
    </style:style>
    <style:style style:name="Tabla4.C" style:family="table-column">
      <style:table-column-properties style:column-width="2.626cm" style:rel-column-width="22314*"/>
    </style:style>
    <style:style style:name="Tabla4.D" style:family="table-column">
      <style:table-column-properties style:column-width="0.908cm" style:rel-column-width="7717*"/>
    </style:style>
    <style:style style:name="Tabla4.E" style:family="table-column">
      <style:table-column-properties style:column-width="1.609cm" style:rel-column-width="13669*"/>
    </style:style>
    <style:style style:name="Tabla4.1" style:family="table-row">
      <style:table-row-properties style:min-row-height="0.492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4.2" style:family="table-row">
      <style:table-row-properties style:min-row-height="0.605cm" fo:background-color="transparent" fo:keep-together="auto">
        <style:background-image/>
      </style:table-row-properties>
    </style:style>
    <style:style style:name="Tabla4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4.C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4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fo:padding="0.097cm" fo:border-left="0.05pt solid #000000" fo:border-right="0.05pt solid #000000" fo:border-top="none" fo:border-bottom="none"/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E4" style:family="table-cell">
      <style:table-cell-properties fo:padding="0.097cm" fo:border-left="none" fo:border-right="0.05pt solid #000000" fo:border-top="none" fo:border-bottom="none"/>
    </style:style>
    <style:style style:name="Tabla4.A5" style:family="table-cell">
      <style:table-cell-properties fo:padding="0.097cm" fo:border-left="0.05pt solid #000000" fo:border-right="0.05pt solid #000000" fo:border-top="none" fo:border-bottom="none"/>
    </style:style>
    <style:style style:name="Tabla4.6" style:family="table-row">
      <style:table-row-properties style:min-row-height="0.309cm"/>
    </style:style>
    <style:style style:name="Tabla4.A6" style:family="table-cell">
      <style:table-cell-properties fo:padding="0.097cm" fo:border-left="0.05pt solid #000000" fo:border-right="0.05pt solid #000000" fo:border-top="none" fo:border-bottom="none"/>
    </style:style>
    <style:style style:name="Tabla4.7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fo:padding="0.097cm" fo:border-left="0.05pt solid #000000" fo:border-right="0.05pt solid #000000" fo:border-top="none" fo:border-bottom="none"/>
    </style:style>
    <style:style style:name="Tabla4.A9" style:family="table-cell">
      <style:table-cell-properties fo:padding="0.097cm" fo:border-left="0.05pt solid #000000" fo:border-right="none" fo:border-top="none" fo:border-bottom="none"/>
    </style:style>
    <style:style style:name="Tabla4.B9" style:family="table-cell">
      <style:table-cell-properties fo:padding="0.097cm" fo:border="none"/>
    </style:style>
    <style:style style:name="Tabla4.E9" style:family="table-cell">
      <style:table-cell-properties fo:padding="0.097cm" fo:border-left="none" fo:border-right="0.05pt solid #000000" fo:border-top="none" fo:border-bottom="none"/>
    </style:style>
    <style:style style:name="Tabla4.A10" style:family="table-cell">
      <style:table-cell-properties fo:padding="0.097cm" fo:border-left="0.05pt solid #000000" fo:border-right="0.05pt solid #000000" fo:border-top="none" fo:border-bottom="none"/>
    </style:style>
    <style:style style:name="Tabla4.A11" style:family="table-cell">
      <style:table-cell-properties fo:padding="0.097cm" fo:border-left="0.05pt solid #000000" fo:border-right="0.05pt solid #000000" fo:border-top="none" fo:border-bottom="none"/>
    </style:style>
    <style:style style:name="Tabla4.12" style:family="table-row">
      <style:table-row-properties style:min-row-height="1.344cm"/>
    </style:style>
    <style:style style:name="Tabla4.A1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a4.D12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a4.13" style:family="table-row">
      <style:table-row-properties style:min-row-height="0.429cm"/>
    </style:style>
    <style:style style:name="Tabla4.A1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4.D1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4.14" style:family="table-row">
      <style:table-row-properties style:min-row-height="0.173cm"/>
    </style:style>
    <style:style style:name="Tabla4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text-properties officeooo:rsid="00c4443a" officeooo:paragraph-rsid="00c4443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font-size="8pt" officeooo:paragraph-rsid="00b87837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b210af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b8e59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b34a86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76fc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#dddddd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5183f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87837" style:font-size-asian="8pt" style:font-weight-asian="bold" style:font-name-complex="Lucida Sans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1b2caa" officeooo:paragraph-rsid="00b87837" style:font-size-asian="8pt" style:font-weight-asian="bold" style:font-name-complex="Lucida Sans" style:font-size-complex="8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26650" style:font-size-asian="9pt" style:font-weight-asian="bold" style:font-name-complex="Lucida Sans" style:font-size-complex="9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5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badab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ackground-color="#dddddd"/>
      <style:text-properties fo:color="#221f1f" style:font-name="Lucida Sans" fo:font-size="8pt" fo:letter-spacing="-0.007cm" fo:font-weight="bold" officeooo:rsid="00b210af" officeooo:paragraph-rsid="00b210af" style:font-size-asian="8pt" style:font-weight-asian="bold" style:font-name-complex="Lucida Sans" style:font-size-complex="8pt" style:font-weight-complex="bold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210af" officeooo:paragraph-rsid="00b210af" style:font-size-asian="8pt" style:font-weight-asian="normal" style:font-name-complex="Lucida Sans" style:font-size-complex="8pt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97b28" officeooo:paragraph-rsid="00b97b28" style:font-size-asian="8pt" style:font-weight-asian="normal" style:font-name-complex="Lucida Sans" style:font-size-complex="8pt" style:font-weight-complex="normal"/>
    </style:style>
    <style:style style:name="P7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4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text-align="center" style:justify-single-word="false" fo:text-indent="0cm" style:auto-text-indent="false" fo:background-color="#dddddd"/>
      <style:text-properties style:font-name="Lucida Sans" fo:font-size="8pt" fo:font-weight="bold" officeooo:rsid="00b70d51" officeooo:paragraph-rsid="00b70d51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87" style:family="paragraph" style:parent-style-name="Normal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style:text-autospace="none" style:snap-to-layout-grid="false"/>
      <style:text-properties fo:color="#221f1f" style:text-position="-5% 100%" style:font-name="Lucida Sans" fo:font-size="8pt" fo:letter-spacing="-0.007cm" fo:font-style="normal" fo:font-weight="bold" officeooo:rsid="001b2caa" officeooo:paragraph-rsid="00bc03c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8" style:family="paragraph" style:parent-style-name="Text_20_body" style:master-page-name="">
      <style:paragraph-properties style:page-number="auto" fo:break-before="column"/>
      <style:text-properties fo:font-size="10pt" style:font-size-asian="8.75pt" style:font-size-complex="10pt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style:font-size-asian="9pt" style:font-size-complex="9pt"/>
    </style:style>
    <style:style style:name="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font-size="8pt" fo:letter-spacing="-0.007cm" fo:font-style="normal" style:text-underline-style="none" fo:font-weight="normal" officeooo: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fo:letter-spacing="-0.007cm" fo:font-style="italic" style:font-style-asian="italic" style:font-style-complex="italic"/>
    </style:style>
    <style:style style:name="T33" style:family="text">
      <style:text-properties fo:letter-spacing="-0.007cm" fo:font-style="normal" officeooo:rsid="001b2caa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tyle="normal" style:text-underline-style="none" officeooo:rsid="001b2caa" style:font-style-asian="normal" style:font-style-complex="normal"/>
    </style:style>
    <style:style style:name="T41" style:family="text">
      <style:text-properties style:text-position="-5% 100%" fo:font-style="normal" officeooo:rsid="001c3d3e" style:font-style-asian="normal" style:font-style-complex="normal"/>
    </style:style>
    <style:style style:name="T42" style:family="text">
      <style:text-properties style:text-position="-5% 100%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style:text-position="-5% 100%" fo:font-size="8pt" fo:font-style="normal" style:text-underline-style="none" fo:font-weight="normal" officeooo:rsid="00c26650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style:text-position="-5% 100%" fo:letter-spacing="-0.009cm" fo:font-style="normal" style:font-style-asian="normal" style:font-style-complex="normal"/>
    </style:style>
    <style:style style:name="T46" style:family="text">
      <style:text-properties style:text-position="-5% 100%" fo:letter-spacing="-0.009cm" fo:font-style="normal" officeooo:rsid="00badabe" style:font-style-asian="normal" style:font-style-complex="normal"/>
    </style:style>
    <style:style style:name="T47" style:family="text">
      <style:text-properties style:text-position="-5% 100%" fo:letter-spacing="-0.009cm" fo:font-style="normal" officeooo:rsid="00cc44ba" style:font-style-asian="normal" style:font-style-complex="normal"/>
    </style:style>
    <style:style style:name="T48" style:family="text">
      <style:text-properties style:text-position="-5% 100%" fo:letter-spacing="-0.016cm" fo:font-style="normal" style:font-style-asian="normal" style:font-style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use-window-font-color="true"/>
    </style:style>
    <style:style style:name="T52" style:family="text">
      <style:text-properties officeooo:rsid="001c3d3e"/>
    </style:style>
    <style:style style:name="T53" style:family="text">
      <style:text-properties fo:letter-spacing="-0.009cm"/>
    </style:style>
    <style:style style:name="T54" style:family="text">
      <style:text-properties fo:letter-spacing="-0.016cm"/>
    </style:style>
    <style:style style:name="T55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56" style:family="text">
      <style:text-properties fo:font-size="9pt" style:text-underline-style="none" style:font-size-asian="9pt" style:font-size-complex="9pt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c8f9a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table:number-columns-spanned="4" office:value-type="string">
                  <text:p text:style-name="P63">Comprobantes cancelados</text:p>
                </table:table-cell>
                <table:covered-table-cell/>
                <table:covered-table-cell/>
                <table:covered-table-cell/>
              </table:table-row>
              <table:table-row table:style-name="Tabla3.1">
                <table:table-cell table:style-name="Tabla3.A2" office:value-type="string">
                  <text:p text:style-name="P67"><text:span text:style-name="Fuente_20_de_20_párrafo_20_predeter."><text:span text:style-name="T43">Comprobante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Fecha </text:span></text:span><text:span text:style-name="Fuente_20_de_20_párrafo_20_predeter."><text:span text:style-name="T42">Venc.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Importe</text:span></text:span></text:p>
                </table:table-cell>
                <table:table-cell table:style-name="Tabla3.D2" office:value-type="string">
                  <text:p text:style-name="P68"><text:span text:style-name="Fuente_20_de_20_párrafo_20_predeter."><text:span text:style-name="T44">Cancelado</text:span></text:span></text:p>
                </table:table-cell>
              </table:table-row>
              <table:table-row table:style-name="Tabla3.3">
                <table:table-cell table:style-name="Tabla3.A6" table:number-columns-spanned="4" office:value-type="string">
                  <text:p text:style-name="P44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4">
                <table:table-cell table:style-name="Tabla3.A7" office:value-type="string">
                  <text:p text:style-name="P50"><text:text-input text:description="&lt;line.move_id.display_name&gt;">21654321613</text:text-input></text:p>
                </table:table-cell>
                <table:table-cell table:style-name="Tabla3.B4" office:value-type="string">
                  <text:p text:style-name="P52"><text:text-input text:description="&lt;formatLang(line.date_maturity, date=True)&gt;">19/12/1984</text:text-input></text:p>
                </table:table-cell>
                <table:table-cell table:style-name="Tabla3.C4" office:value-type="string">
                  <text:p text:style-name="P51"><text:text-input text:description="&lt;formatLang(line.balance)&gt;">216543216</text:text-input></text:p>
                </table:table-cell>
                <table:table-cell table:style-name="Tabla3.D4" office:value-type="string">
                  <text:p text:style-name="P51"><text:text-input text:description="&lt;formatLang(line.payment_group_matched_amount)&gt;">21654321613</text:text-input></text:p>
                </table:table-cell>
              </table:table-row>
              <table:table-row table:style-name="Tabla3.5">
                <table:table-cell table:style-name="Tabla3.A6" table:number-columns-spanned="4" office:value-type="string">
                  <text:p text:style-name="P4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6">
                <table:table-cell table:style-name="Tabla3.A6" table:number-columns-spanned="4" office:value-type="string">
                  <text:p text:style-name="P54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7">
                <table:table-cell table:style-name="Tabla3.A7" office:value-type="string">
                  <text:p text:style-name="P55">A cuenta</text:p>
                </table:table-cell>
                <table:table-cell table:style-name="Tabla3.B7" office:value-type="string">
                  <text:p text:style-name="P45"/>
                </table:table-cell>
                <table:table-cell table:style-name="Tabla3.C7" office:value-type="string">
                  <text:p text:style-name="P56"/>
                </table:table-cell>
                <table:table-cell table:style-name="Tabla3.D7" office:value-type="string">
                  <text:p text:style-name="P57"><text:text-input text:description="&lt;formatLang(o.unmatched_amount)&gt;">a cuenta</text:text-input></text:p>
                </table:table-cell>
              </table:table-row>
              <table:table-row table:style-name="Tabla3.8">
                <table:table-cell table:style-name="Tabla3.A8" table:number-columns-spanned="4" office:value-type="string">
                  <text:p text:style-name="P5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9">
                <table:table-cell table:style-name="Tabla3.A9" office:value-type="string">
                  <text:p text:style-name="P62"/>
                </table:table-cell>
                <table:table-cell table:style-name="Tabla3.B9" table:number-columns-spanned="2" office:value-type="string">
                  <text:p text:style-name="P69"><text:span text:style-name="T52">TOTAL CANCELADO</text:span><text:span text:style-name="T53"> </text:span><text:span text:style-name="T54"><text:text-input text:description="&lt;o.currency_id.symbol&gt;">USD</text:text-input></text:span></text:p>
                </table:table-cell>
                <table:covered-table-cell/>
                <table:table-cell table:style-name="Tabla3.D9" office:value-type="string">
                  <text:p text:style-name="P64"><text:text-input text:description="&lt;formatLang(o.unmatched_amount + o.matched_amount)&gt;">9.999,50</text:text-input></text:p>
                </table:table-cell>
              </table:table-row>
            </table:table>
            <text:p text:style-name="P88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table:number-columns-spanned="5" office:value-type="string">
                  <text:p text:style-name="P76">Comprobantes <text:span text:style-name="T58">pendientes</text:span> al <text:text-input text:description="&lt;formatLang(time.localtime(),date=True)&gt;">11/11/2011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2" office:value-type="string">
                  <text:p text:style-name="P77"><text:span text:style-name="Fuente_20_de_20_párrafo_20_predeter."><text:span text:style-name="T40">Comprobante</text:span></text:span></text:p>
                </table:table-cell>
                <table:table-cell table:style-name="Tabla8.B2" table:number-columns-spanned="2" office:value-type="string">
                  <text:p text:style-name="P78">Fecha Venc.</text:p>
                </table:table-cell>
                <table:covered-table-cell/>
                <table:table-cell table:style-name="Tabla8.B2" office:value-type="string">
                  <text:p text:style-name="P77"><text:span text:style-name="Fuente_20_de_20_párrafo_20_predeter."><text:span text:style-name="T40">Importe</text:span></text:span></text:p>
                </table:table-cell>
                <table:table-cell table:style-name="Tabla8.E2" office:value-type="string">
                  <text:p text:style-name="P77"><text:span text:style-name="Fuente_20_de_20_párrafo_20_predeter."><text:span text:style-name="T40">Saldo</text:span></text:span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46"><text:text-input text:description="&lt;for each=&quot;line in o.partner_type=='customer' and o.partner_id.commercial_partner_id.receivable_debt_ids or o.partner_id.commercial_partner_id.payable_debt_ids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4" office:value-type="string">
                  <text:p text:style-name="P46"><text:text-input text:description="&lt;line.document_number&gt;">216543216</text:text-input></text:p>
                </table:table-cell>
                <table:table-cell table:style-name="Tabla8.B4" table:number-columns-spanned="2" office:value-type="string">
                  <text:p text:style-name="P53"><text:text-input text:description="&lt;formatLang(line.date_maturity, date=True)&gt;">19/12/1984</text:text-input></text:p>
                </table:table-cell>
                <table:covered-table-cell/>
                <table:table-cell table:style-name="Tabla8.B4" office:value-type="string">
                  <text:p text:style-name="P46"><text:text-input text:description="&lt;formatLang(line.amount)&gt;">216543216</text:text-input></text:p>
                </table:table-cell>
                <table:table-cell table:style-name="Tabla8.E4" office:value-type="string">
                  <text:p text:style-name="P46"><text:text-input text:description="&lt;formatLang(line.amount_residual)&gt;">216543216</text:text-input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5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6" table:number-columns-spanned="2" office:value-type="string">
                  <text:p text:style-name="P59"/>
                </table:table-cell>
                <table:covered-table-cell/>
                <table:table-cell table:style-name="Tabla8.C6" table:number-columns-spanned="2" office:value-type="string">
                  <text:p text:style-name="P66"><text:span text:style-name="T41">TOTAL</text:span><text:span text:style-name="T45"> </text:span><text:span text:style-name="T47">PENDIENTE</text:span><text:span text:style-name="T46"> </text:span><text:span text:style-name="T48"><text:text-input text:description="&lt;o.currency_id.symbol&gt;">USD</text:text-input></text:span></text:p>
                </table:table-cell>
                <table:covered-table-cell/>
                <table:table-cell table:style-name="Tabla8.E6" office:value-type="string">
                  <text:p text:style-name="P65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      </table:table-cell>
              </table:table-row>
            </table:table>
            <text:p text:style-name="P42"/>
          </table:table-cell>
          <table:table-cell table:style-name="Tabla1.B1" office:value-type="string">
            <text:p text:style-name="P41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table:number-columns-spanned="5" office:value-type="string">
                  <text:p text:style-name="P84">Medios de pago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2">
                <table:table-cell table:style-name="Tabla4.A2" table:number-columns-spanned="2" office:value-type="string">
                  <text:p text:style-name="P86"><text:span text:style-name="Fuente_20_de_20_párrafo_20_predeter."><text:span text:style-name="T30">N Cheque</text:span></text:span></text:p>
                </table:table-cell>
                <table:covered-table-cell/>
                <table:table-cell table:style-name="Tabla4.C2" office:value-type="string">
                  <text:p text:style-name="P86"><text:span text:style-name="Fuente_20_de_20_párrafo_20_predeter."><text:span text:style-name="T30">Banco</text:span></text:span></text:p>
                </table:table-cell>
                <table:table-cell table:style-name="Tabla4.D2" table:number-columns-spanned="2" office:value-type="string">
                  <text:p text:style-name="P85"><text:span text:style-name="Fuente_20_de_20_párrafo_20_predeter."><text:span text:style-name="T30">Importe</text:span></text:span></text:p>
                </table:table-cell>
                <table:covered-table-cell/>
              </table:table-row>
              <table:table-row table:style-name="Tabla4.3">
                <table:table-cell table:style-name="Tabla4.A6" table:number-columns-spanned="5" office:value-type="string">
                  <text:p text:style-name="P47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name&gt;">21654321613</text:text-input></text:p>
                </table:table-cell>
                <table:table-cell table:style-name="Tabla4.B4" table:number-columns-spanned="3" office:value-type="string">
                  <text:p text:style-name="P48"><text:text-input text:description="&lt;line.bank_id.name or line.journal_id.name&gt;">21654321613</text:text-input></text:p>
                </table:table-cell>
                <table:covered-table-cell/>
                <table:covered-table-cell/>
                <table:table-cell table:style-name="Tabla4.E4" office:value-type="string">
                  <text:p text:style-name="P48"><text:text-input text:description="&lt;formatLang(line.amount)&gt;">65432161</text:text-input></text:p>
                </table:table-cell>
              </table:table-row>
              <table:table-row>
                <table:table-cell table:style-name="Tabla4.A6" table:number-columns-spanned="5" office:value-type="string">
                  <text:p text:style-name="P47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6">
                <table:table-cell table:style-name="Tabla4.A6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7">
                <table:table-cell table:style-name="Tabla4.A2" office:value-type="string">
                  <text:p text:style-name="P60"><text:span text:style-name="Fuente_20_de_20_párrafo_20_predeter."><text:span text:style-name="T40">N Retencion</text:span></text:span></text:p>
                </table:table-cell>
                <table:table-cell table:style-name="Tabla4.C2" table:number-columns-spanned="3" office:value-type="string">
                  <text:p text:style-name="P60"><text:span text:style-name="Fuente_20_de_20_párrafo_20_predeter."><text:span text:style-name="T40">Descripcion</text:span></text:span></text:p>
                </table:table-cell>
                <table:covered-table-cell/>
                <table:covered-table-cell/>
                <table:table-cell table:style-name="Tabla4.D2" office:value-type="string">
                  <text:p text:style-name="P60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4.A8" table:number-columns-spanned="5" office:value-type="string">
                  <text:p text:style-name="P60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name or line.internal_number&gt;">21654321613</text:text-input></text:p>
                </table:table-cell>
                <table:table-cell table:style-name="Tabla4.B9" table:number-columns-spanned="3" office:value-type="string">
                  <text:p text:style-name="P48"><text:text-input text:description="&lt;line.tax_withholding_id.name&gt;">21654321613</text:text-input></text:p>
                </table:table-cell>
                <table:covered-table-cell/>
                <table:covered-table-cell/>
                <table:table-cell table:style-name="Tabla4.E9" office:value-type="string">
                  <text:p text:style-name="P48"><text:text-input text:description="&lt;formatLang(line.signed_amount)&gt;">65432161</text:text-input></text:p>
                </table:table-cell>
              </table:table-row>
              <table:table-row>
                <table:table-cell table:style-name="Tabla4.A10" table:number-columns-spanned="5" office:value-type="string">
                  <text:p text:style-name="P4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11" table:number-columns-spanned="5" office:value-type="string">
                  <text:p text:style-name="P4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12">
                <table:table-cell table:style-name="Tabla4.A12" table:number-columns-spanned="3" office:value-type="string">
                  <text:p text:style-name="P70">Retenciones</text:p>
                  <text:p text:style-name="P79">Cheques</text:p>
                  <text:p text:style-name="P80"><text:text-input text:description="&lt;for each=&quot;payment in o.payment_ids.filtered(lambda x: not x.tax_withholding_id and not x.check_ids)&quot;&gt;">For payment</text:text-input></text:p>
                  <text:p text:style-name="P71"><text:text-input text:description="&lt;payment.journal_id.name&gt;">Banco Municipaal</text:text-input></text:p>
                  <text:p text:style-name="P73"><text:text-input text:description="&lt;/for&gt;">/for</text:text-input></text:p>
                </table:table-cell>
                <table:covered-table-cell/>
                <table:covered-table-cell/>
                <table:table-cell table:style-name="Tabla4.D12" table:number-columns-spanned="2" office:value-type="string">
                  <text:p text:style-name="P74"><text:text-input text:description="&lt;formatLang(sum(o.payment_ids.filtered(lambda x: x.tax_withholding_id).mapped('amount')))&gt;">For journal</text:text-input></text:p>
                  <text:p text:style-name="P74"><text:text-input text:description="&lt;formatLang(sum(o.payment_ids.filtered(lambda x: x.check_ids).mapped('amount')))&gt;">For journal</text:text-input></text:p>
                  <text:p text:style-name="P81"><text:text-input text:description="&lt;for each=&quot;payment in o.payment_ids.filtered(lambda x: not x.tax_withholding_id and not x.check_ids)&quot;&gt;">For payment</text:text-input></text:p>
                  <text:p text:style-name="P72"><text:text-input text:description="&lt;formatLang(payment.signed_amount)&gt;">9.999,50</text:text-input></text:p>
                  <text:p text:style-name="P82"><text:text-input text:description="&lt;/for&gt;">/for</text:text-input></text:p>
                </table:table-cell>
                <table:covered-table-cell/>
              </table:table-row>
              <table:table-row table:style-name="Tabla4.13">
                <table:table-cell table:style-name="Tabla4.A13" table:number-columns-spanned="3" office:value-type="string">
                  <text:p text:style-name="P83"><text:span text:style-name="T52">TOTAL PAGADO</text:span><text:span text:style-name="T53"> </text:span><text:span text:style-name="T5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4.D13" table:number-columns-spanned="2" office:value-type="string">
                  <text:p text:style-name="P75"><text:text-input text:description="&lt;formatLang(o.payments_amount)&gt;">9.999,50</text:text-input></text:p>
                </table:table-cell>
                <table:covered-table-cell/>
              </table:table-row>
              <table:table-row table:style-name="Tabla4.14">
                <table:table-cell table:style-name="Tabla4.A14" table:number-columns-spanned="5" office:value-type="string">
                  <text:p text:style-name="P87"><text:span text:style-name="Fuente_20_de_20_párrafo_20_predeter."><text:span text:style-name="T55">So</text:span></text:span><text:span text:style-name="Fuente_20_de_20_párrafo_20_predeter."><text:span text:style-name="T56">n</text:span></text:span><text:span text:style-name="Fuente_20_de_20_párrafo_20_predeter."><text:span text:style-name="T57">: </text:span></text:span><text:span text:style-name="Fuente_20_de_20_párrafo_20_predeter."><text:span text:style-name="T57"><text:text-input text:description="&lt;number_to_string(o.payments_amount)&gt;">dos mil trecientos cuarenta y cuatro con cincuenta centavos</text:text-input>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43"><text:span text:style-name="Fuente_20_de_20_párrafo_20_predeter."><text:span text:style-name="T19"/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2-03T19:56:48.404386106</dc:date>
    <meta:editing-duration>P2DT9H51M23S</meta:editing-duration>
    <meta:editing-cycles>527</meta:editing-cycles>
    <meta:generator>LibreOffice/5.1.6.2$Linux_X86_64 LibreOffice_project/10m0$Build-2</meta:generator>
    <meta:document-statistic meta:table-count="7" meta:image-count="0" meta:object-count="0" meta:page-count="1" meta:paragraph-count="94" meta:word-count="357" meta:character-count="2024" meta:non-whitespace-character-count="1879"/>
  </office:meta>
</office:document-meta>
</file>